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1.437cm"/>
    </style:style>
    <style:style style:name="co9" style:family="table-column">
      <style:table-column-properties fo:break-before="auto" style:column-width="12.5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Secuencia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ampo</text:p>
          </table:table-cell>
          <table:table-cell table:style-name="ce1" office:value-type="string">
            <text:p>Campo extern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ipo externo</text:p>
          </table:table-cell>
          <table:table-cell table:style-name="ce1" office:value-type="string">
            <text:p>Traducir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gento.product.template</text:p>
          </table:table-cell>
          <table:table-cell office:value-type="string">
            <text:p>esale_metadescription</text:p>
          </table:table-cell>
          <table:table-cell office:value-type="string">
            <text:p>meta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</text:p>
            <text:p>if value and len(value) &gt; 155:</text:p>
            <text:p><text:s text:c="4"/>result = <text:s/>'%s...' % (value[:152])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gento.product.template</text:p>
          </table:table-cell>
          <table:table-cell office:value-type="string">
            <text:p>esale_metakeyword</text:p>
          </table:table-cell>
          <table:table-cell office:value-type="string">
            <text:p>meta_keywor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</text:p>
            <text:p>if value and len(value) &gt; 155:</text:p>
            <text:p><text:s text:c="4"/>result = <text:s/>'%s...' % (value[:152])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gento.product.template</text:p>
          </table:table-cell>
          <table:table-cell office:value-type="string">
            <text:p>esale_metatitle</text:p>
          </table:table-cell>
          <table:table-cell office:value-type="string">
            <text:p>meta_titl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</text:p>
            <text:p>if value and len(value) &gt; 155:</text:p>
            <text:p><text:s text:c="4"/>result = <text:s/>'%s...' % (value[:152])</text:p>
          </table:table-cell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agento.product.template</text:p>
          </table:table-cell>
          <table:table-cell office:value-type="string">
            <text:p>esale_description</text:p>
          </table:table-cell>
          <table:table-cell office:value-type="string">
            <text:p>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/>
          <table:table-cell office:value-type="string">
            <text:p>from wikimarkup import parse</text:p>
            <text:p/>
            <text:p>product, = pool.get('product.template').read([record], ['esale_description'])</text:p>
            <text:p>description = product['esale_description']</text:p>
            <text:p/>
            <text:p>result = parse(description)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gento.product.template</text:p>
          </table:table-cell>
          <table:table-cell office:value-type="string">
            <text:p>cost_price</text:p>
          </table:table-cell>
          <table:table-cell office:value-type="string">
            <text:p>cos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templat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gento.product.template</text:p>
          </table:table-cell>
          <table:table-cell office:value-type="string">
            <text:p>list_price</text:p>
          </table:table-cell>
          <table:table-cell office:value-type="string">
            <text:p>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agento.product.template</text:p>
          </table:table-cell>
          <table:table-cell office:value-type="string">
            <text:p>esale_shortdescription</text:p>
          </table:table-cell>
          <table:table-cell office:value-type="string">
            <text:p>short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/>
          <table:table-cell office:value-type="string">
            <text:p>from wikimarkup import parse</text:p>
            <text:p/>
            <text:p>product, = pool.get('product.template').read([record], ['esale_shortdescription'])</text:p>
            <text:p>shortdescription = product['esale_shortdescription']</text:p>
            <text:p/>
            <text:p>result = parse(shortdescription)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gento.product.template</text:p>
          </table:table-cell>
          <table:table-cell office:value-type="string">
            <text:p>esale_active</text:p>
          </table:table-cell>
          <table:table-cell office:value-type="string">
            <text:p>status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  <text:p>if value == '2':</text:p>
            <text:p><text:s text:c="4"/>result = False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gento.product.template</text:p>
          </table:table-cell>
          <table:table-cell office:value-type="string">
            <text:p>esale_slug</text:p>
          </table:table-cell>
          <table:table-cell office:value-type="string">
            <text:p>url_ke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magento.product.template</text:p>
          </table:table-cell>
          <table:table-cell office:value-type="string">
            <text:p>esale_visibility</text:p>
          </table:table-cell>
          <table:table-cell office:value-type="string">
            <text:p>visibilit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if value == '1':</text:p>
            <text:p><text:s text:c="4"/>result = 'none'</text:p>
            <text:p>elif value == '2':</text:p>
            <text:p><text:s text:c="4"/>result = 'catalog'</text:p>
            <text:p>elif value == '3':</text:p>
            <text:p><text:s text:c="4"/>result = 'search'</text:p>
            <text:p>else:</text:p>
            <text:p><text:s text:c="4"/>result = 'all'</text:p>
          </table:table-cell>
          <table:table-cell office:value-type="string">
            <text:p>product, = pool.get('product.template').read([record], ['esale_visibility'])</text:p>
            <text:p>visibility = product['esale_visibility']</text:p>
            <text:p/>
            <text:p>if visibility == <text:s/>'none':</text:p>
            <text:p><text:s text:c="4"/>result = '1'</text:p>
            <text:p>elif visibility == 'catalog':</text:p>
            <text:p><text:s text:c="4"/>result = '2'</text:p>
            <text:p>elif visibility == 'search':</text:p>
            <text:p><text:s text:c="4"/>result = '3'</text:p>
            <text:p>else:</text:p>
            <text:p><text:s text:c="4"/>Result = '4'</text:p>
          </table:table-cell>
          <table:table-cell table:number-columns-repeated="101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magento.product.template</text:p>
          </table:table-cell>
          <table:table-cell office:value-type="string">
            <text:p>weight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w = float(value)</text:p>
            <text:p><text:s text:c="4"/>result = round(w, 2)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gento.product.template</text:p>
          </table:table-cell>
          <table:table-cell office:value-type="string">
            <text:p>weight_uom</text:p>
          </table:table-cell>
          <table:table-cell office:value-type="string">
            <text:p>weigh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result = 2 #ID 2 – kg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gento.product.template</text:p>
          </table:table-cell>
          <table:table-cell office:value-type="string">
            <text:p>esale_attribute_group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1 #ID default attribute</text:p>
          </table:table-cell>
          <table:table-cell office:value-type="string">
            <text:p>result = '4' #ID default attribute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gento.product.template</text:p>
          </table:table-cell>
          <table:table-cell office:value-type="string">
            <text:p>esale_available</text:p>
          </table:table-cell>
          <table:table-cell office:value-type="string">
            <text:p>status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gento.product.template</text:p>
          </table:table-cell>
          <table:table-cell office:value-type="string">
            <text:p>magento_product_type</text:p>
          </table:table-cell>
          <table:table-cell office:value-type="string">
            <text:p>type_id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gento.product.template</text:p>
          </table:table-cell>
          <table:table-cell office:value-type="string">
            <text:p>special_price</text:p>
          </table:table-cell>
          <table:table-cell office:value-type="string">
            <text:p>special_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magento.product.template</text:p>
          </table:table-cell>
          <table:table-cell office:value-type="string">
            <text:p>special_price_from</text:p>
          </table:table-cell>
          <table:table-cell office:value-type="string">
            <text:p>special_from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import datetime</text:p>
            <text:p><text:s text:c="4"/>d = '%s 00:00:00' % (value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magento.product.template</text:p>
          </table:table-cell>
          <table:table-cell office:value-type="string">
            <text:p>special_price_to</text:p>
          </table:table-cell>
          <table:table-cell office:value-type="string">
            <text:p>special_to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:</text:p>
            <text:p><text:s text:c="4"/>import datetime</text:p>
            <text:p><text:s text:c="4"/>d = '%s 00:00:00' % (value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gento.product.template</text:p>
          </table:table-cell>
          <table:table-cell office:value-type="string">
            <text:p>attribute_set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Entero</text:p>
          </table:table-cell>
          <table:table-cell office:value-type="string">
            <text:p>False</text:p>
          </table:table-cell>
          <table:table-cell office:value-type="string">
            <text:p>result = 1 #ID Product Group Attribute</text:p>
          </table:table-cell>
          <table:table-cell table:number-columns-repeated="1014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magento.product.template</text:p>
          </table:table-cell>
          <table:table-cell table:number-columns-repeated="2" office:value-type="string">
            <text:p>manufacturer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MagentoManufacturer = pool.get('magento.manufacturer')</text:p>
            <text:p>manufacturers = MagentoManufacturer.search([('magento_app','=', 1),('value','=', value)], limit=1)</text:p>
            <text:p>if manufacturers:</text:p>
            <text:p><text:s text:c="4"/>mgn_manufacturer, = manufacturers</text:p>
            <text:p><text:s text:c="4"/>result = mgn_manufacturer.manufacturer</text:p>
            <text:p>else:</text:p>
            <text:p><text:s text:c="4"/>result = None</text:p>
          </table:table-cell>
          <table:table-cell office:value-type="string">
            <text:p>Template = pool.get('product.template')</text:p>
            <text:p>MagentoManufacturer = pool.get('magento.manufacturer')</text:p>
            <text:p/>
            <text:p>result = ''</text:p>
            <text:p>product, = Template.read([record], ['manufacturer'])</text:p>
            <text:p>manufacturer = product['manufacturer']</text:p>
            <text:p/>
            <text:p>if manufacturer:</text:p>
            <text:p><text:s text:c="4"/>manus = MagentoManufacturer.search([('manufacturer','=',manufacturer)], limit=1)</text:p>
            <text:p><text:s text:c="4"/>if manus:</text:p>
            <text:p><text:s text:c="8"/>manufacturer, = MagentoManufacturer.read(manus, ['value'])</text:p>
            <text:p><text:s text:c="8"/>print manufacturer</text:p>
            <text:p><text:s text:c="8"/>result = manufacturer['value']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ento.product.product</text:p>
          </table:table-cell>
          <table:table-cell office:value-type="string">
            <text:p>code</text:p>
          </table:table-cell>
          <table:table-cell office:value-type="string">
            <text:p>sku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product</text:p>
          </table:table-cell>
          <table:table-cell office:value-type="string">
            <text:p>attributes</text:p>
          </table:table-cell>
          <table:table-cell office:value-type="string">
            <text:p>tax_class_i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8" table:number-rows-repeated="1048550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T10:13:25">?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mon Esteve</meta:initial-creator>
    <meta:creation-date>2014-05-16T17:27:52</meta:creation-date>
    <dc:date>2014-06-19T10:18:48</dc:date>
    <dc:creator>Raimon Esteve</dc:creator>
    <meta:editing-duration>PT3M28S</meta:editing-duration>
    <meta:editing-cycles>6</meta:editing-cycles>
    <meta:generator>LibreOffice/3.6$Linux_x86 LibreOffice_project/360m1$Build-2</meta:generator>
    <meta:document-statistic meta:table-count="1" meta:cell-count="188" meta:object-count="0"/>
  </office:meta>
</office:document-meta>
</file>